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9000002C7CACEE817.png" manifest:media-type="image/png"/>
  <manifest:file-entry manifest:full-path="Pictures/1000000000000341000002C7CDD40B63.png" manifest:media-type="image/png"/>
  <manifest:file-entry manifest:full-path="Pictures/100000000000034C000002CEBC86847A.png" manifest:media-type="image/png"/>
  <manifest:file-entry manifest:full-path="Pictures/1000000000000342000002C829EB99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f806" officeooo:paragraph-rsid="0009f806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9f806" officeooo:paragraph-rsid="0009f80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9f806" officeooo:paragraph-rsid="0009f806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rsid="0009f806" officeooo:paragraph-rsid="0009f8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9f806" officeooo:paragraph-rsid="0009f8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o Integrador – Etapa 7-8</text:p>
      <text:p text:style-name="P3"/>
      <text:p text:style-name="P4">Reginaldo Alberto Gaspar</text:p>
      <text:p text:style-name="P1"/>
      <text:p text:style-name="P2">Wireframe:</text:p>
      <text:p text:style-name="P1"/>
      <text:p text:style-name="P1"><draw:frame draw:style-name="fr1" draw:name="Figura1" text:anchor-type="char" svg:x="-0.265cm" svg:y="0.023cm" svg:width="17cm" svg:height="14.372cm" draw:z-index="0"><draw:image xlink:href="Pictures/1000000000000349000002C7CACEE8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x="-0.071cm" svg:y="0.279cm" svg:width="17cm" svg:height="14.51cm" draw:z-index="1"><draw:image xlink:href="Pictures/1000000000000341000002C7CDD40B6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3" text:anchor-type="char" svg:x="0.039cm" svg:y="0.362cm" svg:width="17cm" svg:height="14.513cm" draw:z-index="2"><draw:image xlink:href="Pictures/1000000000000342000002C829EB991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4" text:anchor-type="char" svg:x="0.15cm" svg:y="0.15cm" svg:width="17cm" svg:height="14.462cm" draw:z-index="3"><draw:image xlink:href="Pictures/100000000000034C000002CEBC86847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5:54:39.421000000</meta:creation-date>
    <dc:date>2024-11-20T17:11:25.649000000</dc:date>
    <meta:editing-duration>PT5M34S</meta:editing-duration>
    <meta:editing-cycles>2</meta:editing-cycles>
    <meta:generator>LibreOffice/7.6.6.3$Windows_X86_64 LibreOffice_project/d97b2716a9a4a2ce1391dee1765565ea469b0ae7</meta:generator>
    <meta:document-statistic meta:table-count="0" meta:image-count="4" meta:object-count="0" meta:page-count="5" meta:paragraph-count="3" meta:word-count="8" meta:character-count="64" meta:non-whitespace-character-count="58"/>
  </office:meta>
</office:document-meta>
</file>